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b7a" officeooo:paragraph-rsid="001c1b7a"/>
    </style:style>
    <style:style style:name="P2" style:family="paragraph" style:parent-style-name="Text_20_body">
      <style:paragraph-properties fo:text-align="justify" style:justify-single-word="false"/>
      <style:text-properties officeooo:rsid="001dd113" officeooo:paragraph-rsid="00216b08"/>
    </style:style>
    <style:style style:name="P3" style:family="paragraph" style:parent-style-name="Text_20_body">
      <style:paragraph-properties fo:text-align="justify" style:justify-single-word="false"/>
      <style:text-properties officeooo:rsid="001dd113" officeooo:paragraph-rsid="001dd113"/>
    </style:style>
    <style:style style:name="P4" style:family="paragraph" style:parent-style-name="Text_20_body">
      <style:paragraph-properties fo:text-align="justify" style:justify-single-word="false"/>
      <style:text-properties officeooo:rsid="001dd113" officeooo:paragraph-rsid="00288127"/>
    </style:style>
    <style:style style:name="P5" style:family="paragraph" style:parent-style-name="Text_20_body">
      <style:paragraph-properties fo:text-align="justify" style:justify-single-word="false"/>
      <style:text-properties officeooo:rsid="001dd113" officeooo:paragraph-rsid="002b988f"/>
    </style:style>
    <style:style style:name="P6" style:family="paragraph" style:parent-style-name="Text_20_body" style:list-style-name="L1">
      <style:paragraph-properties fo:text-align="justify" style:justify-single-word="false"/>
      <style:text-properties officeooo:rsid="00288127" officeooo:paragraph-rsid="00288127"/>
    </style:style>
    <style:style style:name="P7" style:family="paragraph" style:parent-style-name="Text_20_body">
      <style:paragraph-properties fo:text-align="start" style:justify-single-word="false"/>
      <style:text-properties officeooo:paragraph-rsid="002b988f"/>
    </style:style>
    <style:style style:name="P8" style:family="paragraph" style:parent-style-name="Text_20_body" style:list-style-name="L2">
      <style:paragraph-properties fo:text-align="start" style:justify-single-word="false"/>
      <style:text-properties officeooo:paragraph-rsid="002b988f"/>
    </style:style>
    <style:style style:name="T1" style:family="text">
      <style:text-properties officeooo:rsid="00267aeb"/>
    </style:style>
    <style:style style:name="T2" style:family="text">
      <style:text-properties officeooo:rsid="00288127"/>
    </style:style>
    <style:style style:name="T3" style:family="text">
      <style:text-properties officeooo:rsid="002b98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stification du choix technique</text:p>
      <text:p text:style-name="P1"/>
      <text:p text:style-name="Text_20_body"/>
      <text:p text:style-name="P3">Le choix est entre un système réalisé à partir de zéro et un CMS (content management system). </text:p>
      <text:p text:style-name="P5">Le CMS permet de réaliser des pages web très simplement avec un minimum de connaissances techniques : le principe est qu’on tape du texte et qu’il génère une page web au format du web (html).</text:p>
      <text:p text:style-name="P7"><text:span text:style-name="T3">Leurs avantages sont les suivants : </text:span></text:p>
      <text:list xml:id="list432136087" text:style-name="L2">
        <text:list-item>
          <text:p text:style-name="P8"><text:span text:style-name="T3">Ils sont accessibles et simples à utiliser.</text:span></text:p>
        </text:list-item>
        <text:list-item>
          <text:p text:style-name="P8"><text:span text:style-name="T3">Ils sont rapides à mettre en place</text:span></text:p>
        </text:list-item>
        <text:list-item>
          <text:p text:style-name="P8"><text:span text:style-name="T3">Ils font gagner du temps</text:span></text:p>
        </text:list-item>
        <text:list-item>
          <text:p text:style-name="P8">Ils sont <text:span text:style-name="T3">soutenus par une communauté</text:span></text:p>
        </text:list-item>
      </text:list>
      <text:p text:style-name="P7"><text:span text:style-name="T3"><text:line-break/>Leurs inconvénients sont les suivants :</text:span></text:p>
      <text:list xml:id="list1951255055" text:style-name="L1">
        <text:list-item>
          <text:p text:style-name="P6">Performances : les pages web passent par des opérations complexes pour être transformées en html</text:p>
        </text:list-item>
        <text:list-item>
          <text:p text:style-name="P6">Flexibilité : ils imposent un formalisme rigide</text:p>
        </text:list-item>
        <text:list-item>
          <text:p text:style-name="P6">Maintenance : ils sont compliqués et exigent une base de données qui doit être impérativement sauvegardée ; en particulier wordpress est connu pour ses failles de sécurité.</text:p>
        </text:list-item>
        <text:list-item>
          <text:p text:style-name="P6">Migration : un site en cms est plus compliqué à migrer vers un autre site qu’un site classique</text:p>
        </text:list-item>
      </text:list>
      <text:p text:style-name="P4">Le plus utilisé, wordpress offre une extension woocomerce qui implémente un module de e-commerce en ligne mais qui doit suivre un formalisme rigide : en particulier, <text:span text:style-name="T1">les droits d’accès qu’il définit sont basiques et il peut requérir de la programmation pour l’adapter aux besoins</text:span>.</text:p>
      <text:p text:style-name="P2">Donc 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les plus simples.</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5:10:36.965863728</meta:creation-date>
    <dc:date>2019-11-30T11:34:30.647598086</dc:date>
    <meta:editing-duration>PT4H22M59S</meta:editing-duration>
    <meta:editing-cycles>11</meta:editing-cycles>
    <meta:generator>LibreOffice/6.3.3.2.0$Linux_X86_64 LibreOffice_project/30$Build-2</meta:generator>
    <meta:document-statistic meta:table-count="0" meta:image-count="0" meta:object-count="0" meta:page-count="1" meta:paragraph-count="15" meta:word-count="301" meta:character-count="1795" meta:non-whitespace-character-count="1514"/>
  </office:meta>
</office:document-meta>
</file>